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using inkscape for svg vector graphics needed for metamas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office:value-type="float" office:value="1" calcext:value-type="float">
            <text:p>1</text:p>
          </table:table-cell>
          <table:table-cell office:value-type="float" office:value="0.618033988749894" calcext:value-type="float">
            <text:p>0.618033988749894</text:p>
          </table:table-cell>
          <table:table-cell office:value-type="float" office:value="0.381966011250104" calcext:value-type="float">
            <text:p>0.381966011250104</text:p>
          </table:table-cell>
          <table:table-cell office:value-type="float" office:value="0.236067977499789" calcext:value-type="float">
            <text:p>0.236067977499789</text:p>
          </table:table-cell>
          <table:table-cell office:value-type="float" office:value="0.145898033750315" calcext:value-type="float">
            <text:p>0.145898033750315</text:p>
          </table:table-cell>
          <table:table-cell office:value-type="float" office:value="0.0901699437494736" calcext:value-type="float">
            <text:p>0.090169943749474</text:p>
          </table:table-cell>
          <table:table-cell office:value-type="float" office:value="0.0557280900008408" calcext:value-type="float">
            <text:p>0.055728090000841</text:p>
          </table:table-cell>
          <table:table-cell office:value-type="float" office:value="0.0344418537486327" calcext:value-type="float">
            <text:p>0.034441853748633</text:p>
          </table:table-cell>
          <table:table-cell office:value-type="float" office:value="0.021286236252208" calcext:value-type="float">
            <text:p>0.021286236252208</text:p>
          </table:table-cell>
          <table:table-cell office:value-type="float" office:value="0.0131556174964247" calcext:value-type="float">
            <text:p>0.013155617496425</text:p>
          </table:table-cell>
          <table:table-cell office:value-type="float" office:value="0.00813061875578323" calcext:value-type="float">
            <text:p>0.008130618755783</text:p>
          </table:table-cell>
          <table:table-cell office:value-type="float" office:value="0.00502499874064141" calcext:value-type="float">
            <text:p>0.005024998740641</text:p>
          </table:table-cell>
        </table:table-row>
        <table:table-row table:style-name="ro1">
          <table:table-cell/>
          <table:table-cell office:value-type="string" calcext:value-type="string">
            <text:p>d (px)=</text:p>
          </table:table-cell>
          <table:table-cell table:formula="of:=1000*SQRT((4*[.C2])/3.14159265)" office:value-type="float" office:value="1128.37916774019" calcext:value-type="float">
            <text:p>1128.37916774019</text:p>
          </table:table-cell>
          <table:table-cell table:formula="of:=1000*SQRT((4*[.D2])/3.14159265)" office:value-type="float" office:value="887.076837351727" calcext:value-type="float">
            <text:p>887.076837351727</text:p>
          </table:table-cell>
          <table:table-cell table:formula="of:=1000*SQRT((4*[.E2])/3.14159265)" office:value-type="float" office:value="697.376677860757" calcext:value-type="float">
            <text:p>697.376677860757</text:p>
          </table:table-cell>
          <table:table-cell table:formula="of:=1000*SQRT((4*[.F2])/3.14159265)" office:value-type="float" office:value="548.243636116129" calcext:value-type="float">
            <text:p>548.243636116129</text:p>
          </table:table-cell>
          <table:table-cell table:formula="of:=1000*SQRT((4*[.G2])/3.14159265)" office:value-type="float" office:value="431.002489879434" calcext:value-type="float">
            <text:p>431.002489879434</text:p>
          </table:table-cell>
          <table:table-cell table:formula="of:=1000*SQRT((4*[.H2])/3.14159265)" office:value-type="float" office:value="338.833201235596" calcext:value-type="float">
            <text:p>338.833201235596</text:p>
          </table:table-cell>
          <table:table-cell table:formula="of:=1000*SQRT((4*[.I2])/3.14159265)" office:value-type="float" office:value="266.374187981322" calcext:value-type="float">
            <text:p>266.374187981322</text:p>
          </table:table-cell>
          <table:table-cell table:formula="of:=1000*SQRT((4*[.J2])/3.14159265)" office:value-type="float" office:value="209.410434880531" calcext:value-type="float">
            <text:p>209.410434880531</text:p>
          </table:table-cell>
          <table:table-cell table:formula="of:=1000*SQRT((4*[.K2])/3.14159265)" office:value-type="float" office:value="164.628301898111" calcext:value-type="float">
            <text:p>164.628301898111</text:p>
          </table:table-cell>
          <table:table-cell table:formula="of:=1000*SQRT((4*[.L2])/3.14159265)" office:value-type="float" office:value="129.422766355065" calcext:value-type="float">
            <text:p>129.422766355065</text:p>
          </table:table-cell>
          <table:table-cell table:formula="of:=1000*SQRT((4*[.M2])/3.14159265)" office:value-type="float" office:value="101.745886083211" calcext:value-type="float">
            <text:p>101.745886083211</text:p>
          </table:table-cell>
          <table:table-cell table:formula="of:=1000*SQRT((4*[.N2])/3.14159265)" office:value-type="float" office:value="79.9876685254661" calcext:value-type="float">
            <text:p>79.9876685254661</text:p>
          </table:table-cell>
        </table:table-row>
        <table:table-row table:style-name="ro1">
          <table:table-cell/>
          <table:table-cell office:value-type="string" calcext:value-type="string">
            <text:p>offset (px)=</text:p>
          </table:table-cell>
          <table:table-cell/>
          <table:table-cell table:formula="of:=(([.$C$3]-([.D3]))/2)" office:value-type="float" office:value="120.651165194233" calcext:value-type="float">
            <text:p>120.651165194233</text:p>
          </table:table-cell>
          <table:table-cell table:formula="of:=(([.$C$3]-([.E3]))/2)" office:value-type="float" office:value="215.501244939718" calcext:value-type="float">
            <text:p>215.501244939718</text:p>
          </table:table-cell>
          <table:table-cell table:formula="of:=(([.$C$3]-([.F3]))/2)" office:value-type="float" office:value="290.067765812032" calcext:value-type="float">
            <text:p>290.067765812032</text:p>
          </table:table-cell>
          <table:table-cell table:formula="of:=(([.$C$3]-([.G3]))/2)" office:value-type="float" office:value="348.688338930379" calcext:value-type="float">
            <text:p>348.688338930379</text:p>
          </table:table-cell>
          <table:table-cell table:formula="of:=(([.$C$3]-([.H3]))/2)" office:value-type="float" office:value="394.772983252298" calcext:value-type="float">
            <text:p>394.772983252298</text:p>
          </table:table-cell>
          <table:table-cell table:formula="of:=(([.$C$3]-([.I3]))/2)" office:value-type="float" office:value="431.002489879435" calcext:value-type="float">
            <text:p>431.002489879435</text:p>
          </table:table-cell>
          <table:table-cell table:formula="of:=(([.$C$3]-([.J3]))/2)" office:value-type="float" office:value="459.484366429831" calcext:value-type="float">
            <text:p>459.484366429831</text:p>
          </table:table-cell>
          <table:table-cell table:formula="of:=(([.$C$3]-([.K3]))/2)" office:value-type="float" office:value="481.875432921041" calcext:value-type="float">
            <text:p>481.875432921041</text:p>
          </table:table-cell>
          <table:table-cell table:formula="of:=(([.$C$3]-([.L3]))/2)" office:value-type="float" office:value="499.478200692564" calcext:value-type="float">
            <text:p>499.478200692564</text:p>
          </table:table-cell>
          <table:table-cell table:formula="of:=(([.$C$3]-([.M3]))/2)" office:value-type="float" office:value="513.316640828491" calcext:value-type="float">
            <text:p>513.316640828491</text:p>
          </table:table-cell>
          <table:table-cell table:formula="of:=(([.$C$3]-([.N3]))/2)" office:value-type="float" office:value="524.195749607363" calcext:value-type="float">
            <text:p>524.1957496073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2:39:05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2-01-09T12:44:34.727000000</dc:date>
    <meta:editing-duration>PT32M43S</meta:editing-duration>
    <meta:editing-cycles>10</meta:editing-cycles>
    <meta:document-statistic meta:table-count="1" meta:cell-count="50" meta:object-count="0"/>
  </office:meta>
</office:document-meta>
</file>